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4.3227777777778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3.21027777777778cm"/>
    </style:style>
    <style:style style:name="co11" style:family="table-column">
      <style:table-column-properties fo:break-before="auto" style:column-width="10.8126388888889cm"/>
    </style:style>
    <style:style style:name="co12" style:family="table-column">
      <style:table-column-properties fo:break-before="auto" style:column-width="4.16277777777778cm"/>
    </style:style>
    <style:style style:name="co13" style:family="table-column">
      <style:table-column-properties fo:break-before="auto" style:column-width="8.07861111111111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3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3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3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3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3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3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3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3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3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3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3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Ni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table table:name="Filesyste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\n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\n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4">
            <text:p>file1 = file("1", "a#Ã˜f")\nfile2 = file("2", "sdlkfj")\nfile3 = file("3", "a .f")\nblank_file = file("", "")\n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4">
            <text:p>empty_file = file("", "")\n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4">
            <text:p>empty_file = file("", "")\n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\nempty_dir_1 = dir("Empty1", empty, empty)\n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4">
            <text:p>empty_dir = dir("", empty, empty)\n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4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\n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database-ranges>
        <table:database-range table:target-range-address="DocDiff.A1:DocDiff.E1048286" table:name="Table_1"/>
        <table:database-range table:target-range-address="Nile.A1:Nile.E129" table:name="Table_6"/>
        <table:database-range table:target-range-address="Filesystem.A1:Filesystem.E104" table:name="Table_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Siddhartha Prasad</meta:initial-creator>
    <dc:creator>Siddhartha Prasad</dc:creator>
    <meta:creation-date>2022-11-07T18:08:02Z</meta:creation-date>
    <dc:date>2023-04-07T18:19:57Z</dc:date>
  </office:meta>
</office:document-meta>
</file>